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032dd8" officeooo:paragraph-rsid="00032dd8" style:font-size-asian="9.60000038146973pt" style:font-size-complex="11pt"/>
    </style:style>
    <style:style style:name="P2" style:family="paragraph" style:parent-style-name="Standard">
      <style:text-properties style:font-name="Arial" fo:font-size="11pt" fo:font-weight="bold" officeooo:rsid="00032dd8" officeooo:paragraph-rsid="00032dd8" style:font-size-asian="9.60000038146973pt" style:font-weight-asian="bold" style:font-size-complex="11pt" style:font-weight-complex="bold"/>
    </style:style>
    <style:style style:name="P3" style:family="paragraph" style:parent-style-name="Standard" style:list-style-name="L1">
      <style:text-properties style:font-name="Arial" fo:font-size="11pt" fo:font-weight="normal" officeooo:rsid="00032dd8" officeooo:paragraph-rsid="00032dd8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weight="normal" officeooo:rsid="00032dd8" officeooo:paragraph-rsid="00032dd8" style:font-size-asian="9.60000038146973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ón TSPi – Lunes 27 de Abril de 2015 – Semana # 2 – Ciclo # 2</text:p>
      <text:p text:style-name="P1"/>
      <text:p text:style-name="P1">Hora de Inicio: 7:00 p.m</text:p>
      <text:p text:style-name="P1"/>
      <text:p text:style-name="P2"/>
      <text:p text:style-name="P2">Orden de la reunión:</text:p>
      <text:p text:style-name="P2"/>
      <text:list xml:id="list1064945419905565121" text:style-name="L1">
        <text:list-item>
          <text:p text:style-name="P3">Entrega del SDS por parte de los dos lideres de desarrollo.</text:p>
        </text:list-item>
        <text:list-item>
          <text:p text:style-name="P3">Mejoras, dudas e inquietudes propuestas hacia el SDS.</text:p>
        </text:list-item>
        <text:list-item>
          <text:p text:style-name="P3">Entrega del SRC.</text:p>
        </text:list-item>
        <text:list-item>
          <text:p text:style-name="P3">Mejoras, dudas e inquietudes propuestas hacia el SRC.</text:p>
        </text:list-item>
        <text:list-item>
          <text:p text:style-name="P3">Entrega de reportes individuales.</text:p>
        </text:list-item>
        <text:list-item>
          <text:p text:style-name="P3">Generación de consolidado de reportes.</text:p>
        </text:list-item>
      </text:list>
      <text:p text:style-name="P4"/>
      <text:p text:style-name="P1"><text:span text:style-name="T1">Los lideres de desarrollo del ciclo # 2 hacen entrega al equipo del SDS los cuales contienen: Estándares de diseño, Revisión del diseño, estándares de re-uso, diseño de clases con sus componentes finales, Etc. La entrega no presenta ninguna duda o inquietud por el grupo por lo que se sigue al siguiente tema.</text:span></text:p>
      <text:p text:style-name="P1"><text:span text:style-name="T1"/></text:p>
      <text:p text:style-name="P1"><text:span text:style-name="T1">Los integrantes del grupo exceptuando los lideres de desarrollo hacen entrega del SRC el cual contiene: Planteamiento del problema, Especificación de requerimientos funcionales, Definición de reglas, Interfaz propuesta, Restricciones, Etc. El grupo revisa lo entregado y concluye que los diseños de interfaz propuestos debe tener unas pequeñas modificaciones, la observación es tomada y se realiza el cambio de una vez.</text:span></text:p>
      <text:p text:style-name="P1"><text:span text:style-name="T1"/></text:p>
      <text:p text:style-name="P1"><text:span text:style-name="T1">El líder de planeación <text:s/>solicitó a cada uno de los integrantes del grupo sus reportes individuales “Task – Wekk – Schedulo – LOGT”, <text:s/>los reviso y al no encontrar ninguna novedad procedió a generar el consolidado de reportes.</text:span></text:p>
      <text:p text:style-name="P1"><text:span text:style-name="T1"/></text:p>
      <text:p text:style-name="P1"><text:span text:style-name="T1">Se estableció una charla corta del trabajo realizado en la semana y de las dudas o inconvenientes presentados, <text:s/>se hablo del trabajo a realizar la siguiente semana y por ultimo se <text:s/>dio como cerrada la reunión.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15:17:52.764000000</meta:creation-date>
    <dc:date>2015-04-28T15:48:28.280000000</dc:date>
    <meta:editing-duration>P0D</meta:editing-duration>
    <meta:editing-cycles>1</meta:editing-cycles>
    <meta:document-statistic meta:table-count="0" meta:image-count="0" meta:object-count="0" meta:page-count="1" meta:paragraph-count="13" meta:word-count="252" meta:character-count="1528" meta:non-whitespace-character-count="1285"/>
    <meta:generator>LibreOffice/4.2.1.1$Windows_x86 LibreOffice_project/d7dbbd7842e6a58b0f521599204e827654e1fb8b</meta:generator>
  </office:meta>
</office:document-meta>
</file>